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text-properties style:font-name="Arial"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10pt" style:font-size-asian="10pt" style:font-size-complex="10pt"/>
    </style:style>
    <style:style style:name="P6" style:family="paragraph" style:parent-style-name="Standard">
      <style:paragraph-properties fo:break-before="page"/>
      <style:text-properties style:font-name="Arial"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Text_20_body">
      <style:paragraph-properties fo:text-align="center" style:justify-single-word="false"/>
      <style:text-properties style:font-name="Arial" fo:font-size="54pt" style:font-size-asian="54pt" style:font-size-complex="54pt"/>
    </style:style>
    <style:style style:name="P8" style:family="paragraph" style:parent-style-name="Text_20_body">
      <style:text-properties style:font-name="Arial" fo:font-weight="bold" style:font-weight-asian="bold" style:font-weight-complex="bold"/>
    </style:style>
    <style:style style:name="P9" style:family="paragraph" style:parent-style-name="Heading_20_3">
      <style:text-properties fo:font-size="12pt" style:font-size-asian="12pt" style:font-size-complex="12pt"/>
    </style:style>
    <style:style style:name="P10"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CAHIER </text:p>
      <text:p text:style-name="P7">DES CHARGES <text:s/></text:p>
      <text:p text:style-name="P7">ARTS ET METIERS</text:p>
      <text:p text:style-name="P2"/>
      <text:p text:style-name="P5">Projet de fin d'UE NFA083 Graphisme et WEB</text:p>
      <text:p text:style-name="P5">Lionnel DUPOUY</text:p>
      <text:h text:style-name="P10" text:outline-level="1">1/ Présentation</text:h>
      <text:p text:style-name="P1"/>
      <text:p text:style-name="P1">Arts et Métiers IT, en référence au CNAM et à la branche informatique, à pour objectif de fédérer autour d'une plateforme d'échange et d'information les étudiants du CNAM en département informatique.</text:p>
      <text:p text:style-name="P1"/>
      <text:p text:style-name="P1">Pour réaliser cet objectif le site disposera de plusieurs fonctionnalités. Un blog, un espace "carte de visite", un forum, et un espace membre.</text:p>
      <text:p text:style-name="P1"/>
      <text:p text:style-name="P1">Les informations doivent être accessible rapidement et facilement.</text:p>
      <text:p text:style-name="P1">L'internaute ne doit pas se perdre dans le site.</text:p>
      <text:p text:style-name="P1">L'internaute doit avoir le sentiment de disposer d'une réelle application.</text:p>
      <text:p text:style-name="P1"/>
      <text:p text:style-name="P1"/>
      <text:h text:style-name="Heading_20_1" text:outline-level="1">2/ Spécifications techniques</text:h>
      <text:p text:style-name="P1"/>
      <text:p text:style-name="P1">Le site doit être de taille ajustable en fonction de l'écran (prends toute la largeur).</text:p>
      <text:p text:style-name="P1">Compatibilité multiple-navigateurs.</text:p>
      <text:p text:style-name="P1"/>
      <text:p text:style-name="P1"/>
      <text:h text:style-name="Heading_20_1" text:outline-level="1">3/ Navigation.</text:h>
      <text:p text:style-name="P1"/>
      <text:p text:style-name="P1">La navigation en structure hiérarchisée est la méthode de navigation retenue.</text:p>
      <text:p text:style-name="P1"/>
      <text:h text:style-name="P9" text:outline-level="3">Navigation principale.</text:h>
      <text:p text:style-name="P1">La navigation principale s’effectuera par une barre horizontale disposé tout en haut du site, <text:s/>présente sur chaque page de la partie front-office et dans laquelle seront disposés les boutons suivants de gauche à droite :</text:p>
      <text:p text:style-name="P1"/>
      <text:p text:style-name="P1">Accueil, Blog, Carte de visite, Forum, Administration du site. Dans la partie forum un bouton <text:s/>contenant le pseudo de l'inscris avec deux sous-parties déroulantes édition profil et déconnexion sera disponible à la suite des autres boutons.</text:p>
      <text:p text:style-name="P1"/>
      <text:p text:style-name="P1">Les boutons carte de visite et administration du site ne seront disponible qu'aux utilisateurs connectés et en fonction de leur niveau de droits.</text:p>
      <text:p text:style-name="P1"/>
      <text:p text:style-name="P8">Pied de Page</text:p>
      <text:p text:style-name="P1">Le pied de page présent dans chacune des pages du site contient les informations suivantes réparties sur trois colonnes.</text:p>
      <text:p text:style-name="P1"/>
      <text:p text:style-name="P1">Colonne 1: Un lien vers Twitter.</text:p>
      <text:p text:style-name="P1"/>
      <text:p text:style-name="P1">Colonne 2 : Liens du CNAM : contenant des liens vers différents sites du CNAM</text:p>
      <text:p text:style-name="P1">Bibliographie : Des liens vers des sites pédagogiques informatiques</text:p>
      <text:p text:style-name="P1">..spécifique web : des liens informatiques spécifique au développement web.</text:p>
      <text:p text:style-name="P1">Un bouton a fort identité visuel pour consulter l'HYPERPLANNING.</text:p>
      <text:p text:style-name="P1"><text:soft-page-break/>Pour finir tout en bas la signature du site : </text:p>
      <text:p text:style-name="P1">"Artsmetier.com – 2013, Site développé à l'occasion du projet de fin d'études NFA021 et NFA083"</text:p>
      <text:p text:style-name="P1"/>
      <text:p text:style-name="P1">Colonnes 3 : contenant l'adresse postale et le numéro de téléphone du CNAM Paris centre. Un lien pour contacter le webmestre. Un logo Flux RSS pour le blog du site.</text:p>
      <text:p text:style-name="P1">Dans la suite des spécificités si la barre de navigation n'est plus mentionné, alors cette dernière est présente sur chaque pages suivant les modalités décrites ci dessus. Le pied de page ne sera plus mentionné.</text:p>
      <text:p text:style-name="P1"/>
      <text:p text:style-name="P1"/>
      <text:p text:style-name="P4">Navigation détail pages par pages</text:p>
      <text:p text:style-name="P1"/>
      <text:p text:style-name="P3">1/ Accueil</text:p>
      <text:p text:style-name="P1">La page d'accueil, véritable vitrine "commerciale" du site est constitué :</text:p>
      <text:p text:style-name="P1"/>
      <text:p text:style-name="P1"><text:s text:c="2"/>D'une bannière d'une hauteur d'environ 45% de la page. Se référer à la partie haddock pour les spécifications.</text:p>
      <text:p text:style-name="P1"/>
      <text:p text:style-name="P1"><text:s text:c="2"/>D'une navigation horizontale composée de 4 images carrées contenant chacune un pictogramme explicite représentant les 4 parties du site, et d'un texte explicatif avec un bouton / lien pour accéder à la rubrique en question.</text:p>
      <text:p text:style-name="P1">Ces 4 images doivent avoir chacune des dimensions représentant environ 20% de la largeur de l'écran. Se référer à la partie haddock pour les spécifications de ces images.</text:p>
      <text:p text:style-name="P1"/>
      <text:p text:style-name="P3">2/ Layout principale</text:p>
      <text:p text:style-name="P1">Le layout utilisé pour le blog, l'espace carte de visite et les pages de connexion, inscription et édition de profil sont identiques à savoir :</text:p>
      <text:p text:style-name="P1"/>
      <text:p text:style-name="P1">Une vue centrale, 70% de la largeur de l'écran réservé à l'affichage des différentes vues décrites plus bas et un menu latéral droit 30% de la largeur.</text:p>
      <text:p text:style-name="P1"/>
      <text:p text:style-name="P3">Menu latéral droit.</text:p>
      <text:p text:style-name="P1">4 parties composent ce menu de haut en bas..</text:p>
      <text:p text:style-name="P1"/>
      <text:p text:style-name="P1">Statut utilisateur pouvant avoir deux états :</text:p>
      <text:p text:style-name="P1">Déconnecté avec un cadre représentant l'image d'un avatar anonyme avec écrit en dessous déconnecté et encore en dessous deux boutons. Inscription et connexion l'un a coté de l'autre.</text:p>
      <text:p text:style-name="P1">Connecté le cadre anonyme fait place à l'image de l'avatar choisi par l'utilisateur connecté, le login de l'utilisateur fait place à l'inscription déconnecté et les boutons éditer profil et déconnexion remplace les boutons précédents.</text:p>
      <text:p text:style-name="P1"/>
      <text:p text:style-name="P1">Thèmes :</text:p>
      <text:p text:style-name="P1">Une liste cliquable des catégories du blog pour afficher à gauche seulement les articles liés à la catégorie sélectionné.</text:p>
      <text:p text:style-name="P1"/>
      <text:p text:style-name="P1">Testez vous sur ..</text:p>
      <text:p text:style-name="P1">Avec au centre une image représentant l'objet du test (exemple: le logo php ou java) et un bouton en dessous "Essayez" qui est un lien vers le test.</text:p>
      <text:p text:style-name="P1"/>
      <text:p text:style-name="P1">Sur le forum</text:p>
      <text:p text:style-name="P1"><text:soft-page-break/>Deux messages provenant du forum l'un en dessous de l'autre avec la date de parution. Ces messages sont des liens vers le forum.</text:p>
      <text:p text:style-name="P1"/>
      <text:p text:style-name="P1">Rappel : Ce menu est présent sur les pages blog, voir, carte de visite, configuration de la carte de visite, connexion, inscription et édition profil.</text:p>
      <text:p text:style-name="P1"/>
      <text:p text:style-name="P4">3/ Les vues :</text:p>
      <text:p text:style-name="P1"/>
      <text:p text:style-name="P1">Blog : Le blog est composée de deux vues.</text:p>
      <text:p text:style-name="P1">L'accueil du blog composé de la liste des 5 derniers articles. Chaque article est articulé de la manière suivante.</text:p>
      <text:p text:style-name="P1"/>
      <text:p text:style-name="P1">Un titre</text:p>
      <text:p text:style-name="P1">Une têtière contenant l'auteur la date de parution, la catégorie de l'article et le nombre de commentaire en taille &lt;small&gt;.</text:p>
      <text:p text:style-name="P1">Un extrait des 50 premiers mots de l'article.</text:p>
      <text:p text:style-name="P1">Un bouton "lire la suite".</text:p>
      <text:p text:style-name="P1">Un trait horizontal séparateur.</text:p>
      <text:p text:style-name="P1"/>
      <text:p text:style-name="P1">A la fin des 5 articles une pagination.</text:p>
      <text:p text:style-name="P1"/>
      <text:p text:style-name="P1">La partie voir, accessible par le bouton lire la suite, est composé des mêmes éléments que l'accueil avec en plus :</text:p>
      <text:p text:style-name="P1"/>
      <text:p text:style-name="P1">La totalité de l'article.</text:p>
      <text:p text:style-name="P1">Si l’internaute est connecté :</text:p>
      <text:p text:style-name="P1">Une zone commentaire à la fin de l'article, un titre "Écrire un commentaire, sur la gauche l'avatar de l'usager sur la droite un formulaire d'écriture de texte avec des fonctionnalités de type BB code et smiley. Un bouton envoyez.</text:p>
      <text:p text:style-name="P1">Si l’internaute est déconnecté :</text:p>
      <text:p text:style-name="P1">Une zone titré "Identifiez vous" l'avatar anonyme et les boutons s'inscrire et se connecter.</text:p>
      <text:p text:style-name="P1"/>
      <text:p text:style-name="P3">Carte de visite :</text:p>
      <text:p text:style-name="P1"/>
      <text:p text:style-name="P1">La page carte de visite est une sorte de fiche élève représentant en image les diplômes et enseignements obtenues ou en cours d'obtention par l'élève, ainsi que diverses informations détaillée sur les motivations de l'élève et son identité.</text:p>
      <text:p text:style-name="P1"/>
      <text:p text:style-name="P1">Considérons cette vue en 6 lignes de gauche à droite et par ligne :</text:p>
      <text:p text:style-name="P1"/>
      <text:p text:style-name="P1">1 - </text:p>
      <text:p text:style-name="P1">Un cadre avec la date d'inscription du propriétaire de la carte visité et sa date de dernière connexion. </text:p>
      <text:p text:style-name="P1">L'avatar, le pseudo, le mail,</text:p>
      <text:p text:style-name="P1">Un bouton configurez votre carte de visite si la carte appartient à l'internaute.</text:p>
      <text:p text:style-name="P1"/>
      <text:p text:style-name="P1">2 -</text:p>
      <text:p text:style-name="P1">Titre "Informations" avec en dessous de gauche à droite :</text:p>
      <text:p text:style-name="P1">Prénom, age, métiers, ville</text:p>
      <text:p text:style-name="P1"/>
      <text:p text:style-name="P1">3 -</text:p>
      <text:p text:style-name="P1">Titre "Diplômes obtenus" avec en dessous une grande image carré représentant un <text:soft-page-break/>diplôme et plusieurs carré plus petit à coté représentant les UV constituants ce diplôme.</text:p>
      <text:p text:style-name="P1">Ce schéma est multiplié en fonction du nombre de diplôme obtenus.</text:p>
      <text:p text:style-name="P1"/>
      <text:p text:style-name="P1">4 -</text:p>
      <text:p text:style-name="P1">Titre "UE(s) obtenus</text:p>
      <text:p text:style-name="P1">Avec en dessous de gauche à droite les images des UV obtenues.</text:p>
      <text:p text:style-name="P1"/>
      <text:p text:style-name="P1">5 -</text:p>
      <text:p text:style-name="P1">Titre "UE(s) en cours d'obtention"</text:p>
      <text:p text:style-name="P1">Avec en dessous de gauche à droite les images des UV en cours d'obtention.</text:p>
      <text:p text:style-name="P1"/>
      <text:p text:style-name="P1">6-</text:p>
      <text:p text:style-name="P1">Titre "Quelques mots"</text:p>
      <text:p text:style-name="P1">Une présentation textuel de l'élève.</text:p>
      <text:p text:style-name="P1"/>
      <text:p text:style-name="P3">La partie édition de la carte de visite</text:p>
      <text:p text:style-name="P1"/>
      <text:p text:style-name="P1">Cette page débute par un texte explicatif sur les modalités de configuration de la carte de visite puis est composé des 4 parties suivantes :</text:p>
      <text:p text:style-name="P1"/>
      <text:p text:style-name="P1">Titre "Sélectionnez un ou plusieurs diplômes obtenus" avec en dessous un petit texte explicatif et la liste des diplômes sélectionnable en cliquant sur une case de type "checkbox"</text:p>
      <text:p text:style-name="P1"/>
      <text:p text:style-name="P1">Titre "Sélectionnez des Unités d'enseignements validés" composé également d'un texte explicatif et d'une liste d'UV à cocher.</text:p>
      <text:p text:style-name="P1"/>
      <text:p text:style-name="P1">Même principe pour sélectionnez les UV en cours d'obtention.</text:p>
      <text:p text:style-name="P1"/>
      <text:p text:style-name="P1">Pour finir une partie "Présentation, objectifs, informations supplémentaires.." avec un champ de type textarea identique à celui de la zone commentaire du blog mais un peu plus large.</text:p>
      <text:p text:style-name="P1"/>
      <text:p text:style-name="P1">Chaque partie est un formulaire à part entière disposant de son bouton envoyer.</text:p>
      <text:p text:style-name="P1">Pour les détails de mise en page voir la maquette graphique.</text:p>
      <text:p text:style-name="P1"/>
      <text:p text:style-name="P1"/>
      <text:p text:style-name="P3">La page inscription :</text:p>
      <text:p text:style-name="P1"/>
      <text:p text:style-name="P1">Titre "Inscription" suivi d'un petit texte d'information expliquant que le mail doit exister pour recevoir le lien de connexion.</text:p>
      <text:p text:style-name="P1"/>
      <text:p text:style-name="P1">Un champ login, mail, mot de passe, confirmer et un bouton submit "je m'inscris !".</text:p>
      <text:p text:style-name="P1"/>
      <text:p text:style-name="P3">La page connexion :</text:p>
      <text:p text:style-name="P1"/>
      <text:p text:style-name="P1">Titre "Connexion" suivi d'un petit texte d'information expliquant que les visiteurs connectés peuvent participer activement au site.</text:p>
      <text:p text:style-name="P1"/>
      <text:p text:style-name="P1">Un champ login, mot de passe et un bouton submit "connexion".</text:p>
      <text:p text:style-name="P1"/>
      <text:p text:style-name="P3">La page éditer profil :</text:p>
      <text:p text:style-name="P1"><text:soft-page-break/></text:p>
      <text:p text:style-name="P1">Titre "Profil' suivi d'un petit texte conseillant de remplir le maximum d'information.</text:p>
      <text:p text:style-name="P1">L'image de l'avatar de l'utilisateur avec un champ type file pour uploader un avatar.</text:p>
      <text:p text:style-name="P1">Une ligne présentant les droits de l'utilisateur connecté (ex: membre, modérateur, administrateur).</text:p>
      <text:p text:style-name="P1">Puis les champs Prénom, profession, ville, Études.</text:p>
      <text:p text:style-name="P1">Un titre "Changez le mot de passe :"</text:p>
      <text:p text:style-name="P1">Un champ Nouveau mot de passe et confirmer puis un bouton de type submit "Modifiez !"</text:p>
      <text:p text:style-name="P1"/>
      <text:p text:style-name="P1"/>
      <text:p text:style-name="P3">4/ Le layout Forum.</text:p>
      <text:p text:style-name="P1"/>
      <text:p text:style-name="P1">Ce layout est différent du précédent car il ne possède pas de menu latéral droit mais possède, en revanche en dessous de la barre de navigation horizontal, un fil d’Ariane permettant à l'utilisateur de savoir dans quelle section et dans quel sujet du forum il se trouve.</text:p>
      <text:p text:style-name="P1"/>
      <text:p text:style-name="P3">Les vues du Forum.</text:p>
      <text:p text:style-name="P1"/>
      <text:p text:style-name="P3">Généralités.</text:p>
      <text:p text:style-name="P1">Le forum est classique dans sa représentation visuel, c'est un tableau html.</text:p>
      <text:p text:style-name="P1"/>
      <text:p text:style-name="P3">Accueil</text:p>
      <text:p text:style-name="P1">L’accueil liste toutes les sections du forum, le nombre de sujets rattachés, le nombre de message total écrit dans chaque section ainsi que la date d'écriture du dernier message et l'auteur.</text:p>
      <text:p text:style-name="P1"/>
      <text:p text:style-name="P3">Liste des sujets</text:p>
      <text:p text:style-name="P1">Tous les sujets d'une section avec les sujets type "post-it" en haut de la liste.</text:p>
      <text:p text:style-name="P1">Détail des colonnes de gauche à droite :</text:p>
      <text:p text:style-name="P1">L’icône de statut du sujet, le titre du sujet avec l'auteur et la date de création.</text:p>
      <text:p text:style-name="P1">Le nombre de réponses.</text:p>
      <text:p text:style-name="P1">Le nombre de vues.</text:p>
      <text:p text:style-name="P1">La date de la dernière réponse et l'auteur.</text:p>
      <text:p text:style-name="P1"/>
      <text:p text:style-name="P1">En haut a droite du tableau un bouton ajouter un sujet ou connectez vous en fonction du statut du visiteur.</text:p>
      <text:p text:style-name="P1">Le bouton connectez vous renvoie sur la page de connexion, le bouton ajouter un sujet envoie sur la page éponyme décrite plus bas.</text:p>
      <text:p text:style-name="P1">En bas à gauche la pagination.</text:p>
      <text:p text:style-name="P1"/>
      <text:p text:style-name="P3">Page d'un sujet</text:p>
      <text:p text:style-name="P1"/>
      <text:p text:style-name="P1">Chaque message dans cette page que ce soit celui du sujet ou celui du réponse est constitué des éléments suivants :</text:p>
      <text:p text:style-name="P1">Une ligne d'en-tête contenant de gauche à droite la date, le titre du sujet, le lien éditer et le lien supprimer</text:p>
      <text:p text:style-name="P1">Une colonne contenant l'avatar, le login et le nombre de message de l'utilisateur rédacteur du message.</text:p>
      <text:p text:style-name="P1">Une colonne contenant le corps du message en lui même.</text:p>
      <text:p text:style-name="P1"/>
      <text:p text:style-name="P1">A la fin du tableau si l'internaute est connecté il pourra écrire un message en remplissant <text:soft-page-break/>un formulaire avec un champs titre et une zone de saisie de texte avec les mêmes outils que pour écrire un commentaire. Sur sa gauche s'affichera la photo de son avatar et son pseudo en rappel.</text:p>
      <text:p text:style-name="P1">Si l'internaute n'est pas connecté un bouton connectez vous renvoyant sur la page de connexion sera disponible en haut à droite du forum.</text:p>
      <text:p text:style-name="P1"/>
      <text:p text:style-name="P3">La page écrire un sujet</text:p>
      <text:p text:style-name="P1">Accessible en appuyant sur un bouton ajouter un sujet ou éditer un sujet cette page est constitué d'un formulaire avec les champs suivants :</text:p>
      <text:p text:style-name="P1"/>
      <text:p text:style-name="P1">Un champ titre ayant pour label Titre du sujet.</text:p>
      <text:p text:style-name="P1">Et un zone de saisie de texte prenant toute la largeur et au moins 35% de la hauteur de l'écran.</text:p>
      <text:p text:style-name="P1">Un bouton de type submit "Postez !".</text:p>
      <text:p text:style-name="P1"/>
      <text:p text:style-name="P1"/>
      <text:p text:style-name="P3">5/ Navigation dans la partie Back-office</text:p>
      <text:p text:style-name="P1"/>
      <text:p text:style-name="P1">Le site dispose d'une administration cachée dit "back-office" accessible seulement par les utilisateurs de niveau administrateur.</text:p>
      <text:p text:style-name="P1"/>
      <text:p text:style-name="P1">Cette partie administration dispose de 7 pages permettant d'écrire un article, de lister tous les articles écris et les éditer ou supprimer, de créer ou éditer des sections du forum, de lister et administrer les membres du site, de créer ou éditer des catégories pour le blog, de créer ou administrer des diplômes du CNAM et de créer ou administrer des UV du CNAM.</text:p>
      <text:p text:style-name="P1"/>
      <text:p text:style-name="P3">Le layout du back-office</text:p>
      <text:p text:style-name="P1"/>
      <text:p text:style-name="P1">A l'instar du layout du forum ou de l'accueil, il ne dispose pas de navigation latérale et la barre de navigation horizontale ne dispose plus que de trois boutons :</text:p>
      <text:p text:style-name="P1"/>
      <text:p text:style-name="P1">Interface administration (l’accueil du back-office)</text:p>
      <text:p text:style-name="P1">Accueil du site (qui renvoie à l’accueil du front office)</text:p>
      <text:p text:style-name="P1">Le pseudo de l’administrateur connecté avec les sous parties éditer et déconnecter.</text:p>
      <text:p text:style-name="P1"/>
      <text:p text:style-name="P3">Les vues</text:p>
      <text:p text:style-name="P1"/>
      <text:p text:style-name="P1"><text:span text:style-name="T1">La vue de l'accueil</text:span> du back-office est représenté par 7 images carré ayant chacun des cotés d'environ 10% de la largeur du site. Ces images sont des pictogrammes représentants les différentes fonctionnalités du back-office.</text:p>
      <text:p text:style-name="P1">Voir maquette et charte graphique.</text:p>
      <text:p text:style-name="P1"/>
      <text:p text:style-name="P1"/>
      <text:p text:style-name="P1"><text:span text:style-name="T1">La vue écrire</text:span> un article est un formulaire d'écriture d'article.</text:p>
      <text:p text:style-name="P1">Il est composé d'un champ de type options pour choisir la catégorie de l'article en cours de rédaction</text:p>
      <text:p text:style-name="P1">Un champ titre</text:p>
      <text:p text:style-name="P1">Une zone de saisie de texte</text:p>
      <text:p text:style-name="P1">Un champ options pour choisir l'emplacement</text:p>
      <text:p text:style-name="P1">Un checkbox pour choisir la mise en ligne ou non de l'article</text:p>
      <text:p text:style-name="P1">Un bouton de type submit pour valider.</text:p>
      <text:p text:style-name="P1"/>
      <text:p text:style-name="P1"><text:soft-page-break/></text:p>
      <text:p text:style-name="P1"><text:span text:style-name="T1">La vue liste article</text:span> est un tableau contenant tous les articles déjà rédigé.</text:p>
      <text:p text:style-name="P1">Ce tableau est composé des champs suivants:</text:p>
      <text:p text:style-name="P1">ID, titre, Crée le, Modifié le, Action (éditer ou supprimer) et statut (1 ou 0 en ligne ou hors ligne).</text:p>
      <text:p text:style-name="P1">Le lien éditer renvoie sur la page écrire un article et le lien supprimer supprime l'article.</text:p>
      <text:p text:style-name="P1"/>
      <text:p text:style-name="P1"/>
      <text:p text:style-name="P1"><text:span text:style-name="T1">La page forum</text:span> est un tableau contenant la liste des sections du forum ainsi qu'un formulaire d’édition de section.</text:p>
      <text:p text:style-name="P1">Ce tableau est composé des champs suivants :</text:p>
      <text:p text:style-name="P1">Nom de la section et action (éditer ou supprimer)</text:p>
      <text:p text:style-name="P1">En cliquant sur éditer, le formulaire en dessous du tableau se remplit du nom de la section à éditer pour pouvoir être modifié mis en ligne ou retiré.</text:p>
      <text:p text:style-name="P1"/>
      <text:p text:style-name="P1"><text:span text:style-name="T1">La page liste des utilisateurs</text:span> est aussi un tableau composée des champs suivants :</text:p>
      <text:p text:style-name="P1"/>
      <text:p text:style-name="P1">Login, inscris le, dernière visite, éditer, actif.</text:p>
      <text:p text:style-name="P1">En cliquant dans la colonne éditer sur le niveau accréditation d'un membre, l'administrateur est redirigé sur une page avec un formulaire contenant un champ de type options lui permettant d'attribuer un nouveau grade parmi ceux proposés.</text:p>
      <text:p text:style-name="P1"/>
      <text:p text:style-name="P1"><text:span text:style-name="T1">La page catégorie</text:span> est un tableau composé des champs "Nom de la section" et "action"</text:p>
      <text:p text:style-name="P1">Ainsi que d'un formulaire d’édition du nom de la catégorie et d'un lien supprimer pour supprimer la catégorie voulu. (même principe que la page section).</text:p>
      <text:p text:style-name="P1"/>
      <text:p text:style-name="P1"><text:span text:style-name="T1">La page configuration des diplômes</text:span> liste dans un tableau avec les champs code, intitulé du diplôme et action, tous les diplômes de la base de données que les utilisateurs peuvent sélectionner dans leurs cartes de visite.</text:p>
      <text:p text:style-name="P1">Un formulaire permet d’éditer ou d'ajouter un diplôme et d'y associé une image à uploader.</text:p>
      <text:p text:style-name="P1"/>
      <text:p text:style-name="P1"><text:span text:style-name="T1">La page Configuration des Unités d'enseignements</text:span> respecte le même principe que celle de diplôme avec comme fonctionnalité supplémentaires d'associé une Unité d'enseignement à un ou plusieurs diplômes.</text:p>
      <text:p text:style-name="P1"/>
      <text:p text:style-name="P1"/>
      <text:p text:style-name="P1"/>
      <text:p text:style-name="P1"/>
      <text:h text:style-name="Heading_20_1" text:outline-level="1">Charte graphique</text:h>
      <text:p text:style-name="P1"/>
      <text:p text:style-name="P3">1/ Généralités</text:p>
      <text:p text:style-name="P1"/>
      <text:p text:style-name="P3">Couleurs :</text:p>
      <text:p text:style-name="P1">Les couleurs principales du site sont le blanc, le gris (jusqu'à #D4D4D4), le orange (#ffab55) et le bleu (#3ca3c1).</text:p>
      <text:p text:style-name="P1">Le blanc et le gris (dans ce ton là du moins) inspire la pureté et la neutralité, valeurs importantes dans une institution éducative séculaire tel que le CNAM. Les nuances de blanc gris sont souvent présentes dans le design moderne et numérique (voir le site d'Apple par exemple).</text:p>
      <text:p text:style-name="P1">Les couleurs bleu et oranges sont complémentaires elle sont donc choisi pour certains éléments à mettre en avant.</text:p>
      <text:p text:style-name="P1"><text:soft-page-break/></text:p>
      <text:p text:style-name="P3">Typographie :</text:p>
      <text:p text:style-name="P1">"Arial" pour Windows et "Helvetica" pour mac sont les seuls polices sélectionnées pour leur compatibilité et la présence assurée sur tous les navigateurs internet.</text:p>
      <text:p text:style-name="P1">"Arial" est une police sans-serif de la famille des Linéales ou "Grotesque".</text:p>
      <text:p text:style-name="P1">La couleur choisi pour la police est le noir (#333333) peut être un peu plus reposant pour les yeux.</text:p>
      <text:p text:style-name="P1">La taille de la police de base est calibré à 14px, les interlignes à 20px.</text:p>
      <text:p text:style-name="P1">Les paragraphes sont justifié à gauche.</text:p>
      <text:p text:style-name="P1">Les titres sont tous en gras.</text:p>
      <text:p text:style-name="P1">Les tailles des polices selon leurs niveaux d'importances :</text:p>
      <text:p text:style-name="P1"/>
      <text:p text:style-name="P1">h1 : 38.5px</text:p>
      <text:p text:style-name="P1">h2 : 17.5px</text:p>
      <text:p text:style-name="P1">h3 : 24.5px</text:p>
      <text:p text:style-name="P1">h4 : 17.5px</text:p>
      <text:p text:style-name="P1">h5 : 14px</text:p>
      <text:p text:style-name="P1">h6 : 11.9px</text:p>
      <text:p text:style-name="P1"/>
      <text:p text:style-name="P1">Une écriture dites "petite" est calibré à 85% de la taille normal.</text:p>
      <text:p text:style-name="P1"/>
      <text:p text:style-name="P3">Couleurs en détail :</text:p>
      <text:p text:style-name="P1">Plusieurs couleurs sont à utilisés pour les textes.</text:p>
      <text:p text:style-name="P1"/>
      <text:p text:style-name="P1">Le bleu #0088CC.</text:p>
      <text:p text:style-name="P1">Le vert #468847 </text:p>
      <text:p text:style-name="P1">Le marron #C09853 </text:p>
      <text:p text:style-name="P1"/>
      <text:p text:style-name="P1">Les boutons sont déclinés en 3 couleurs </text:p>
      <text:p text:style-name="P1"/>
      <text:p text:style-name="P1">Dégradé du bleu #49AFCD </text:p>
      <text:p text:style-name="P1">Dégradé du vert #5BB75B</text:p>
      <text:p text:style-name="P1">Dégradé du orange #FAA732</text:p>
      <text:p text:style-name="P1"/>
      <text:p text:style-name="P1">Les éléments de navigation tel que les barres de navigation horizontales, latérales et fil Ariane possèdent les couleurs suivantes :</text:p>
      <text:p text:style-name="P1"/>
      <text:p text:style-name="P1">Backgound-color: #FAFAFA en dégradé jusqu'au blanc.</text:p>
      <text:p text:style-name="P1">Des bordures de 1px grises #D4D4D4.</text:p>
      <text:p text:style-name="P1">Des bords arrondis d'un rayon de 4px.</text:p>
      <text:p text:style-name="P1">Couleurs du pied de page.</text:p>
      <text:p text:style-name="P1">La couleur de fond du pied de page est un noir #3E3D3D.</text:p>
      <text:p text:style-name="P1">Le texte est en gris "gray" html.</text:p>
      <text:p text:style-name="P1">Les liens hypertexte en #D4D4D4</text:p>
      <text:p text:style-name="P1"/>
      <text:p text:style-name="P3">Les tableaux :</text:p>
      <text:p text:style-name="P1">Les bordures des tableaux sont de 1px en #D4D4D4.</text:p>
      <text:p text:style-name="P1">Les fonds des tableaux sont en blanc et une ligne sur deux en gris #f9f9f9.</text:p>
      <text:p text:style-name="P1">Les en-têtes des tableaux sont écris en gras.</text:p>
      <text:p text:style-name="P1"/>
      <text:p text:style-name="P6">La bannière du site.</text:p>
      <text:p text:style-name="P1">Le fond est un dégradé de blanc vers D4D4D4 pour donner un effet de profondeur de champ. Le texte est écrit en "Calibri" qui est la police de Windows 8. Un effet de reflet a été appliqué pour renforcer l'effet de profondeur.</text:p>
      <text:p text:style-name="P1">Le cadre du logo est bleu ainsi que le texte art et métiers, la souris et "IT" sont orange, ainsi le bleu et le orange sont rappelé dans le logo.</text:p>
      <text:p text:style-name="P1">L'image fait 1700px de large sur 500px de haut, ces dimension sont adaptés pour les plus grosses résolutions d'écrans possibles (design du site étant extensible). Enregistré pour le web au format JPEG en qualité 60 son poids est de 78.42ko.</text:p>
      <text:p text:style-name="P1"/>
      <text:p text:style-name="P1"/>
      <text:p text:style-name="P3">Les 4 images de pages d’accueil.</text:p>
      <text:p text:style-name="P1">De part la nature des images (pictogrammes simpliste) la taille des images a été définit à 300px de coté (ce sont des carrés). Ainsi sur des écrans allant jusqu'à 1400px de largeur les images ne sont pas étirées et garde ainsi toute leur qualité. Pour les résolutions allant jusqu'à 1600px l'étirement reste tout de même mineur et la perte de qualité n'est pas visible vu la simplicité des images. </text:p>
      <text:p text:style-name="P1">Pour des résolutions de 1024px, les plus petites résolutions répandues le "gaspillage" en poids de l'image n'est que d'à peu près 3ko par image ce qui est plus que négligeable de nos jours.</text:p>
      <text:p text:style-name="P1"/>
      <text:p text:style-name="P3">Les 7 images du back-office.</text:p>
      <text:p text:style-name="P1">Leurs largeur est de 350px et sous format jpeg. Ces images sont quand à elles adapter jusqu'à des largeurs d'écrans de 1800px et plus.</text:p>
      <text:p text:style-name="P1">Ces images sont de type PNG pour profiter de l'effet de reflet réalisé avec un triangle blanc sur lequel on a appliqué un effet de transparence. Aucune de ces 7 images ne dépasse les 20ko.</text:p>
      <text:p text:style-name="P1"/>
      <text:p text:style-name="P1"/>
      <text:p text:style-name="P1"/>
      <text:p text:style-name="P1"/>
      <text:p text:style-name="P1"/>
      <text:p text:style-name="P1"/>
      <text:p text:style-name="P1"/>
      <text:p text:style-name="P1"><text: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0M19S</meta:editing-duration>
    <meta:editing-cycles>10</meta:editing-cycles>
    <meta:generator>OpenOffice.org/3.4$Win32 OpenOffice.org_project/340m1$Build-9590</meta:generator>
    <dc:date>2013-06-19T11:01:00.89</dc:date>
    <meta:document-statistic meta:table-count="0" meta:image-count="0" meta:object-count="0" meta:page-count="10" meta:paragraph-count="226" meta:word-count="2982" meta:character-count="17658"/>
    <meta:user-defined meta:name="Info 1"/>
    <meta:user-defined meta:name="Info 2"/>
    <meta:user-defined meta:name="Info 3"/>
    <meta:user-defined meta:name="Info 4"/>
  </office:meta>
</office:document-meta>
</file>